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officeooo:paragraph-rsid="00251ed2"/>
    </style:style>
    <style:style style:name="P3" style:family="paragraph" style:parent-style-name="Standard">
      <style:paragraph-properties fo:margin-top="0in" fo:margin-bottom="0.139in" loext:contextual-spacing="false" fo:line-height="115%"/>
      <style:text-properties officeooo:paragraph-rsid="00287ec7"/>
    </style:style>
    <style:style style:name="P4"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5" style:family="paragraph" style:parent-style-name="Standard">
      <style:paragraph-properties fo:margin-top="0in" fo:margin-bottom="0.139in" loext:contextual-spacing="false" fo:line-height="115%"/>
      <style:text-properties style:font-name="Calibri" fo:font-size="11pt" fo:language="en" fo:country="none" officeooo:paragraph-rsid="001c4e11" style:font-size-asian="11pt"/>
    </style:style>
    <style:style style:name="P6" style:family="paragraph" style:parent-style-name="Standard">
      <style:paragraph-properties fo:margin-top="0in" fo:margin-bottom="0.139in" loext:contextual-spacing="false" fo:line-height="115%"/>
      <style:text-properties style:font-name="Calibri" fo:font-size="11pt" fo:language="en" fo:country="none" officeooo:rsid="002062f8" officeooo:paragraph-rsid="002062f8" style:font-size-asian="11pt"/>
    </style:style>
    <style:style style:name="P7" style:family="paragraph" style:parent-style-name="Standard">
      <style:paragraph-properties fo:margin-top="0in" fo:margin-bottom="0.139in" loext:contextual-spacing="false" fo:line-height="115%"/>
      <style:text-properties style:font-name="Calibri" fo:font-size="11pt" fo:language="en" fo:country="none" officeooo:rsid="00251ed2" officeooo:paragraph-rsid="00251ed2" style:font-size-asian="11pt"/>
    </style:style>
    <style:style style:name="P8" style:family="paragraph" style:parent-style-name="Standard">
      <style:paragraph-properties fo:margin-top="0in" fo:margin-bottom="0.139in" loext:contextual-spacing="false" fo:line-height="115%"/>
      <style:text-properties style:font-name="Calibri" fo:font-size="11pt" fo:language="en" fo:country="none" officeooo:rsid="0022da08" officeooo:paragraph-rsid="0022da08" style:font-size-asian="11pt"/>
    </style:style>
    <style:style style:name="P9" style:family="paragraph" style:parent-style-name="Standard">
      <style:paragraph-properties fo:margin-top="0in" fo:margin-bottom="0.139in" loext:contextual-spacing="false" fo:line-height="115%"/>
      <style:text-properties style:font-name="Calibri" fo:font-size="11pt" fo:language="en" fo:country="none" officeooo:rsid="0024bba6" officeooo:paragraph-rsid="0024bba6" style:font-size-asian="11pt"/>
    </style:style>
    <style:style style:name="P10" style:family="paragraph" style:parent-style-name="Standard">
      <style:paragraph-properties fo:margin-top="0in" fo:margin-bottom="0.139in" loext:contextual-spacing="false" fo:line-height="115%"/>
      <style:text-properties style:font-name="Calibri" fo:font-size="11pt" fo:language="en" fo:country="none" officeooo:rsid="0029d765" officeooo:paragraph-rsid="0029d765" style:font-size-asian="11pt"/>
    </style:style>
    <style:style style:name="P11" style:family="paragraph" style:parent-style-name="Standard">
      <style:paragraph-properties fo:margin-top="0in" fo:margin-bottom="0.139in" loext:contextual-spacing="false" fo:line-height="115%"/>
      <style:text-properties style:font-name="Calibri" fo:font-size="11pt" fo:language="en" fo:country="none" officeooo:rsid="00304546" officeooo:paragraph-rsid="00304546" style:font-size-asian="11pt"/>
    </style:style>
    <style:style style:name="P12" style:family="paragraph" style:parent-style-name="Standard">
      <style:paragraph-properties fo:margin-top="0in" fo:margin-bottom="0.139in" loext:contextual-spacing="false" fo:line-height="115%"/>
      <style:text-properties style:font-name="Calibri" fo:font-size="11pt" fo:language="en" fo:country="none" officeooo:rsid="00304546" officeooo:paragraph-rsid="003f4e0c" style:font-size-asian="11pt"/>
    </style:style>
    <style:style style:name="P13" style:family="paragraph" style:parent-style-name="Standard">
      <style:paragraph-properties fo:margin-top="0in" fo:margin-bottom="0.139in" loext:contextual-spacing="false" fo:line-height="115%"/>
      <style:text-properties style:font-name="Calibri" fo:font-size="11pt" fo:language="en" fo:country="none" officeooo:rsid="0031f90d" officeooo:paragraph-rsid="0031f90d" style:font-size-asian="11pt"/>
    </style:style>
    <style:style style:name="P14" style:family="paragraph" style:parent-style-name="Standard">
      <style:paragraph-properties fo:margin-top="0in" fo:margin-bottom="0.139in" loext:contextual-spacing="false" fo:line-height="115%"/>
      <style:text-properties style:font-name="Calibri" fo:font-size="11pt" fo:language="en" fo:country="none" officeooo:rsid="003f4e0c" officeooo:paragraph-rsid="003f4e0c" style:font-size-asian="11pt"/>
    </style:style>
    <style:style style:name="P15" style:family="paragraph" style:parent-style-name="Standard">
      <style:paragraph-properties fo:margin-top="0in" fo:margin-bottom="0.139in" loext:contextual-spacing="false" fo:line-height="115%"/>
      <style:text-properties style:font-name="Calibri" fo:font-size="11pt" fo:language="en" fo:country="none" officeooo:rsid="0040faa8" officeooo:paragraph-rsid="00426f68" style:font-size-asian="11pt"/>
    </style:style>
    <style:style style:name="P16" style:family="paragraph" style:parent-style-name="Standard">
      <style:paragraph-properties fo:margin-top="0in" fo:margin-bottom="0.139in" loext:contextual-spacing="false" fo:line-height="115%"/>
      <style:text-properties fo:color="#0000ff" style:font-name="Consolas" fo:font-size="9.5pt" fo:language="en" fo:country="none" fo:background-color="#ffffff" style:font-size-asian="9.5pt"/>
    </style:style>
    <style:style style:name="P17" style:family="paragraph" style:parent-style-name="Standard">
      <style:paragraph-properties fo:margin-top="0in" fo:margin-bottom="0.139in" loext:contextual-spacing="false" fo:line-height="115%"/>
      <style:text-properties fo:color="#000000" style:font-name="Consolas" fo:font-size="9.5pt" fo:language="en" fo:country="none" fo:background-color="#ffffff" style:font-size-asian="9.5pt"/>
    </style:style>
    <style:style style:name="P18" style:family="paragraph" style:parent-style-name="Standard">
      <style:paragraph-properties fo:margin-top="0in" fo:margin-bottom="0.139in" loext:contextual-spacing="false" fo:line-height="115%"/>
      <style:text-properties fo:color="#000000" style:font-name="Calibri" fo:font-size="11pt" fo:language="en" fo:country="none" fo:background-color="transparent" style:font-size-asian="11pt"/>
    </style:style>
    <style:style style:name="P19" style:family="paragraph" style:parent-style-name="Standard">
      <style:paragraph-properties fo:margin-top="0in" fo:margin-bottom="0.139in" loext:contextual-spacing="false" fo:line-height="115%"/>
      <style:text-properties officeooo:rsid="0022da08" officeooo:paragraph-rsid="0022da08"/>
    </style:style>
    <style:style style:name="P20" style:family="paragraph" style:parent-style-name="Standard">
      <style:paragraph-properties fo:margin-top="0in" fo:margin-bottom="0.139in" loext:contextual-spacing="false" fo:line-height="115%"/>
      <style:text-properties officeooo:rsid="0024bba6" officeooo:paragraph-rsid="00251ed2"/>
    </style:style>
    <style:style style:name="P21" style:family="paragraph" style:parent-style-name="Standard">
      <style:paragraph-properties fo:margin-top="0in" fo:margin-bottom="0.139in" loext:contextual-spacing="false" fo:line-height="115%"/>
      <style:text-properties officeooo:rsid="0029d765" officeooo:paragraph-rsid="0029d765"/>
    </style:style>
    <style:style style:name="P22" style:family="paragraph" style:parent-style-name="Standard">
      <style:paragraph-properties fo:margin-top="0in" fo:margin-bottom="0.139in" loext:contextual-spacing="false" fo:line-height="115%"/>
      <style:text-properties fo:color="#008000" style:font-name="Consolas" fo:font-size="9.5pt" fo:language="en" fo:country="none" fo:background-color="#ffffff" style:font-size-asian="9.5pt"/>
    </style:style>
    <style:style style:name="P23" style:family="paragraph" style:parent-style-name="Standard">
      <style:paragraph-properties fo:margin-top="0in" fo:margin-bottom="0.139in" loext:contextual-spacing="false" fo:line-height="115%" style:writing-mode="lr-tb"/>
      <style:text-properties style:font-name="Calibri" fo:font-size="11pt" fo:language="en" fo:country="none" officeooo:rsid="0031f90d" officeooo:paragraph-rsid="0031f90d" style:font-size-asian="11pt"/>
    </style:style>
    <style:style style:name="P24" style:family="paragraph" style:parent-style-name="Standard" style:master-page-name="Standard">
      <style:paragraph-properties fo:margin-top="0in" fo:margin-bottom="0.139in" loext:contextual-spacing="false" fo:line-height="115%" style:page-number="auto"/>
    </style:style>
    <style:style style:name="P25" style:family="paragraph" style:parent-style-name="Standard">
      <style:paragraph-properties fo:margin-top="0in" fo:margin-bottom="0.139in" loext:contextual-spacing="false" fo:line-height="115%"/>
      <style:text-properties officeooo:paragraph-rsid="00446a31"/>
    </style:style>
    <style:style style:name="P26" style:family="paragraph" style:parent-style-name="Standard">
      <style:paragraph-properties fo:margin-top="0in" fo:margin-bottom="0.139in" loext:contextual-spacing="false" fo:line-height="115%"/>
      <style:text-properties fo:color="#000000" style:font-name="Calibri" fo:font-size="11pt" fo:language="en" fo:country="none" officeooo:paragraph-rsid="00446a31" fo:background-color="transparent" style:font-size-asian="11pt"/>
    </style:style>
    <style:style style:name="P27" style:family="paragraph" style:parent-style-name="Standard">
      <style:paragraph-properties fo:margin-top="0in" fo:margin-bottom="0.139in" loext:contextual-spacing="false" fo:line-height="115%" style:writing-mode="lr-tb"/>
      <style:text-properties officeooo:paragraph-rsid="00446a31"/>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22a2a4" style:font-size-asian="11pt"/>
    </style:style>
    <style:style style:name="T3" style:family="text">
      <style:text-properties style:font-name="Calibri" fo:font-size="11pt" fo:language="en" fo:country="none" officeooo:rsid="0024bba6" style:font-size-asian="11pt"/>
    </style:style>
    <style:style style:name="T4" style:family="text">
      <style:text-properties style:font-name="Calibri" fo:font-size="11pt" fo:language="en" fo:country="none" officeooo:rsid="00251ed2" style:font-size-asian="11pt"/>
    </style:style>
    <style:style style:name="T5" style:family="text">
      <style:text-properties style:font-name="Calibri" fo:font-size="11pt" fo:language="en" fo:country="none" officeooo:rsid="002c8bd7" style:font-size-asian="11pt"/>
    </style:style>
    <style:style style:name="T6" style:family="text">
      <style:text-properties style:font-name="Calibri" fo:font-size="11pt" fo:language="en" fo:country="none" officeooo:rsid="002e3e65" style:font-size-asian="11pt"/>
    </style:style>
    <style:style style:name="T7" style:family="text">
      <style:text-properties style:font-name="Calibri" fo:font-size="11pt" fo:language="en" fo:country="none" officeooo:rsid="00446a31" style:font-size-asian="11pt"/>
    </style:style>
    <style:style style:name="T8" style:family="text">
      <style:text-properties fo:color="#0000ff" style:font-name="Consolas" fo:font-size="9.5pt" fo:language="en" fo:country="none" fo:background-color="#ffffff" loext:char-shading-value="0" style:font-size-asian="9.5pt"/>
    </style:style>
    <style:style style:name="T9" style:family="text">
      <style:text-properties fo:color="#000000" style:font-name="Consolas" fo:font-size="9.5pt" fo:language="en" fo:country="none" fo:background-color="#ffffff" loext:char-shading-value="0" style:font-size-asian="9.5pt"/>
    </style:style>
    <style:style style:name="T10" style:family="text">
      <style:text-properties fo:color="#000000" style:font-name="Calibri" fo:font-size="11pt" fo:language="en" fo:country="none" fo:background-color="transparent" loext:char-shading-value="0" style:font-size-asian="11pt"/>
    </style:style>
    <style:style style:name="T11" style:family="text">
      <style:text-properties fo:color="#000000" style:font-name="Calibri" fo:font-size="11pt" fo:language="en" fo:country="none" officeooo:rsid="00268b8f" fo:background-color="transparent" loext:char-shading-value="0" style:font-size-asian="11pt"/>
    </style:style>
    <style:style style:name="T12" style:family="text">
      <style:text-properties fo:color="#000000" style:font-name="Calibri" fo:font-size="11pt" fo:language="en" fo:country="none" officeooo:rsid="00287ec7" fo:background-color="transparent" loext:char-shading-value="0" style:font-size-asian="11pt"/>
    </style:style>
    <style:style style:name="T13" style:family="text">
      <style:text-properties fo:color="#000000" style:font-name="Calibri" fo:font-size="11pt" fo:language="en" fo:country="none" officeooo:rsid="0029a77e" fo:background-color="transparent" loext:char-shading-value="0" style:font-size-asian="11pt"/>
    </style:style>
    <style:style style:name="T14" style:family="text">
      <style:text-properties fo:color="#000000" style:font-name="Calibri" fo:font-size="11pt" fo:language="en" fo:country="none" officeooo:rsid="002b4aee" fo:background-color="transparent" loext:char-shading-value="0" style:font-size-asian="11pt"/>
    </style:style>
    <style:style style:name="T15" style:family="text">
      <style:text-properties fo:color="#000000" style:font-name="Calibri" fo:font-size="11pt" fo:language="en" fo:country="none" officeooo:rsid="00446a31" fo:background-color="transparent" loext:char-shading-value="0" style:font-size-asian="11pt"/>
    </style:style>
    <style:style style:name="T16" style:family="text">
      <style:text-properties fo:color="#000000" style:font-name="Calibri" fo:font-size="11pt" fo:language="en" fo:country="none" officeooo:rsid="0044826c" fo:background-color="transparent" loext:char-shading-value="0" style:font-size-asian="11pt"/>
    </style:style>
    <style:style style:name="T17" style:family="text">
      <style:text-properties fo:color="#000000" style:font-name="Calibri" fo:font-size="11pt" fo:language="en" fo:country="none" officeooo:rsid="0045901a" fo:background-color="transparent" loext:char-shading-value="0" style:font-size-asian="11pt"/>
    </style:style>
    <style:style style:name="T18" style:family="text">
      <style:text-properties fo:color="#a31515" style:font-name="Consolas" fo:font-size="9.5pt" fo:language="en" fo:country="none" fo:background-color="#ffffff" loext:char-shading-value="0" style:font-size-asian="9.5pt"/>
    </style:style>
    <style:style style:name="T19" style:family="text">
      <style:text-properties fo:color="#2b91af" style:font-name="Consolas" fo:font-size="9.5pt" fo:language="en" fo:country="none" fo:background-color="#ffffff" loext:char-shading-value="0" style:font-size-asian="9.5pt"/>
    </style:style>
    <style:style style:name="T20" style:family="text">
      <style:text-properties fo:color="#008000" style:font-name="Consolas" fo:font-size="9.5pt" fo:language="en" fo:country="none" fo:background-color="#ffffff" loext:char-shading-value="0" style:font-size-asian="9.5pt"/>
    </style:style>
    <style:style style:name="T21" style:family="text">
      <style:text-properties fo:color="#008000" style:font-name="Consolas" fo:font-size="9.5pt" fo:language="en" fo:country="US" fo:background-color="#ffffff" loext:char-shading-value="0" style:font-size-asian="9.5pt"/>
    </style:style>
    <style:style style:name="T22" style:family="text">
      <style:text-properties fo:color="#6f008a" style:font-name="Consolas" fo:font-size="9.5pt" fo:language="en" fo:country="none" fo:background-color="#ffffff" loext:char-shading-value="0" style:font-size-asian="9.5pt"/>
    </style:style>
    <style:style style:name="T23" style:family="text">
      <style:text-properties officeooo:rsid="001c4e11"/>
    </style:style>
    <style:style style:name="T24" style:family="text">
      <style:text-properties officeooo:rsid="00214ede"/>
    </style:style>
    <style:style style:name="T25" style:family="text">
      <style:text-properties officeooo:rsid="00304546"/>
    </style:style>
    <style:style style:name="T26" style:family="text">
      <style:text-properties officeooo:rsid="00313ca6"/>
    </style:style>
    <style:style style:name="T27" style:family="text">
      <style:text-properties officeooo:rsid="0031f90d"/>
    </style:style>
    <style:style style:name="T28" style:family="text">
      <style:text-properties officeooo:rsid="003f4e0c"/>
    </style:style>
    <style:style style:name="T29" style:family="text">
      <style:text-properties officeooo:rsid="00422c30"/>
    </style:style>
    <style:style style:name="T30" style:family="text">
      <style:text-properties officeooo:rsid="00426f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7">Mar</text:span><text:span text:style-name="T1"> 201</text:span><text:span text:style-name="T2">6</text:span></text:p>
      <text:p text:style-name="P4"/>
      <text:p text:style-name="P5">msetl is a c++(11) library <text:span text:style-name="T23">intended to help make c++ code safer by providing compatible substitutes for common c++ data types. Currently the library includes safer substitutes for native pointers, int, size_t, bool, and std::vector&lt;&gt;. The library is particularly suitable for making existing and legacy code safer.</text:span></text:p>
      <text:p text:style-name="P6">Probably the best way to start is to download the library and peruse the example file, msetl_example.cpp. <text:span text:style-name="T24">It may help to step through it with your favorite interactive debugger.</text:span></text:p>
      <text:p text:style-name="P8">Q: How easy is it to learn and use?</text:p>
      <text:p text:style-name="P19"><text:span text:style-name="T1">A: Very easy. Msetl data types are generally direct compatible substitutes for their corresponding native and stl </text:span><text:span text:style-name="T3">counterparts</text:span><text:span text:style-name="T1">. </text:span><text:span text:style-name="T3">Converting existing code is </text:span><text:span text:style-name="T4">mostly</text:span><text:span text:style-name="T3"> just a matter of “search and replace”.</text:span></text:p>
      <text:p text:style-name="P9">Q: What are the safety benefits?</text:p>
      <text:p text:style-name="P20"><text:span text:style-name="T1">A: <text:s/>Well, the ultimate goal is to make c++ code as safe as, say java. The biggest benefit probably comes from replacing native pointers with msetl's “registered” pointers. </text:span><text:span text:style-name="T5">R</text:span><text:span text:style-name="T1">egistered pointers should throw an exception on any attempt to access invalid memory. <text:s/></text:span><text:span text:style-name="T4">The replacement for std::vector&lt;&gt; and its iterators </text:span><text:span text:style-name="T6">is</text:span><text:span text:style-name="T4"> also very safe – bounds checked and memory managed. The int, size_t and bool replacements have default initialization values.</text:span></text:p>
      <text:p text:style-name="P21"><text:span text:style-name="T4">Q: </text:span><text:span text:style-name="T1">Anything else I should know?</text:span></text:p>
      <text:p text:style-name="P10">A: A couple of notes about compling: g++(4.8) requires the -fpermissive flag. And in some cases msvc may complain about something about too many “inline” items. The error code will direct you to instructions to resolve the issue.</text:p>
      <text:p text:style-name="P2"><text:span text:style-name="T4">That's pretty much all you need to know. </text:span><text:span text:style-name="T1">The rest of this document is just details and </text:span><text:span text:style-name="T4">discussion</text:span><text:span text:style-name="T1">.</text:span></text:p>
      <text:p text:style-name="P4"/>
      <text:p text:style-name="P11">Comtemplating msetl's registered pointers:</text:p>
      <text:p text:style-name="P11">The benefits of using registered pointers to replace native pointers in legacy code is clear. But in a world that already has std::shared_ptr and std::unique_ptr, is there a reason to use registered pointers in new code? Well I think <text:span text:style-name="T27">one</text:span> can make some arguments for it.</text:p>
      <text:p text:style-name="P12"><text:span text:style-name="T28">First let's note that </text:span>registered pointers <text:span text:style-name="T28">are inherently not “thread safe”. But from a language safety point of view, this is not really an issue because the general practice of sharing of objects between threads is inherently dangerous and, from a safety perspective, should only be done through safety-proven, well tested mechanisms.</text:span></text:p>
      <text:p text:style-name="P14"><text:soft-page-break/>Let's also recognize that <text:span text:style-name="T25">std::shared_ptr </text:span>in particular,<text:span text:style-name="T25"> </text:span>is a great data type from a safety perspective, and for heap allocated objects, the performance overhead is quite reasonable. That said, std::shared_ptr and std::unique_ptr assure us that objects will “stay alive” at least as long as the smart pointers that own them are alive (and still own them). This means that if you make a programming mistake, instead of the smart pointer possibly pointing to a deceased object, the object might remain alive longer than intended. I suggest that this is not always the preferred consequence of a programming mistake. Sometimes it may be important that an object be terminated on schedule, even if that results in an exception being thrown as a result of attempting to access a deceased object.</text:p>
      <text:p text:style-name="P11"><text:span text:style-name="T26">Also, t</text:span>he fact that <text:s/>std::shared_ptr and std::unique_ptr eliminate the redundant management of pointer and object lifespans is often touted as a benefit. But having the programmer express the intended lifespan of an object and it's pointers separately is a redundancy that can sometimes help catch programming bugs. <text:span text:style-name="T26">For example, any situation that requires the assistance of std::weak_ptrs might be one where you're better off using any redundancy that might help make sure you got it right.</text:span></text:p>
      <text:p text:style-name="P13">And then there's the fact that registered pointers can point to “stack allocated” objects. I'm not sure how often one needs a pointer to stack allocated objects these days, but, for example, if you want to write a function that takes as a parameter a safe reference to an object that could have been allocated either on the heap or the stack, registered pointers will do the trick. </text:p>
      <text:p text:style-name="P15">In terms of performance, <text:span text:style-name="T27">registered pointers </text:span>seem to be faster than std::shared_ptr. Much faster when targeting stack objects as one would expect, but also faster when targeting heap objects according to <text:span text:style-name="T29">some </text:span>simple benchmarks (<text:span text:style-name="T30">The msetl_example.cpp file includes some simple benchmarks. The platfom used was </text:span>msvc2013/Windows 7/Haswell). <text:span text:style-name="T29">Simple benchmarks also show the performance cost of checking for invalid dereferences to be quite modest. registered pointers appear to be a very practical substitute for native pointers in all but the most performance critical code.</text:span></text:p>
      <text:p text:style-name="P23">Registered pointers are essentially a complete functional replacement for native pointers (minus pointer arithmetic, by intent of course). I'm not sure that <text:span text:style-name="T25">std::shared_ptr and std::unique_ptr </text:span>are. </text:p>
      <text:p text:style-name="P13"/>
      <text:p text:style-name="P7">More about msetl's vectors:</text:p>
      <text:p text:style-name="P4">A couple of cases where safety cannot be guaranteed is when using the constructor or insert() member function that takes "non-safe" (standard stl) iterators or pointers as parameters. For example:</text:p>
      <text:p text:style-name="P16"/>
      <text:p text:style-name="P1"><text:span text:style-name="T8">#include</text:span><text:span text:style-name="T9"> </text:span><text:span text:style-name="T18">"msetl.h"</text:span></text:p>
      <text:p text:style-name="P1"><text:soft-page-break/><text:span text:style-name="T8">#include</text:span><text:span text:style-name="T9"> </text:span><text:span text:style-name="T18">&lt;iostream&gt;</text:span></text:p>
      <text:p text:style-name="P18">...</text:p>
      <text:p text:style-name="P17"><text:tab/>{</text:p>
      <text:p text:style-name="P1"><text:span text:style-name="T9"><text:tab/><text:tab/></text:span><text:span text:style-name="T8">double</text:span><text:span text:style-name="T9"> a1[3] = { 1.0, 2.0, 3.0 };</text:span></text:p>
      <text:p text:style-name="P1"><text:span text:style-name="T9"><text:tab/><text:tab/></text:span><text:span text:style-name="T8">double</text:span><text:span text:style-name="T9"> *d_pointer1 = &amp;(a1[0]);</text:span></text:p>
      <text:p text:style-name="P1"><text:span text:style-name="T9"><text:tab/><text:tab/></text:span><text:span text:style-name="T8">double</text:span><text:span text:style-name="T9"> a2[3] = { 4.0, 5.0, 360 };</text:span></text:p>
      <text:p text:style-name="P1"><text:span text:style-name="T9"><text:tab/><text:tab/></text:span><text:span text:style-name="T8">double</text:span><text:span text:style-name="T9"> *d_pointer2 = &amp;(a2[0]);</text:span></text:p>
      <text:p text:style-name="P1"><text:span text:style-name="T9"><text:tab/><text:tab/>mse::mstd::</text:span><text:span text:style-name="T19">vector</text:span><text:span text:style-name="T9">&lt;</text:span><text:span text:style-name="T8">double</text:span><text:span text:style-name="T9">&gt; v1;</text:span></text:p>
      <text:p text:style-name="P1"><text:span text:style-name="T9"><text:tab/><text:tab/></text:span><text:span text:style-name="T20">//v1.insert(v1.begin(), d_pointer1, d_pointer2); /* not good */</text:span></text:p>
      <text:p text:style-name="P1"><text:span text:style-name="T9"><text:tab/><text:tab/></text:span><text:span text:style-name="T20">/* std::vector supports "naked" pointers as parameters to the </text:span><text:span text:style-name="T21"><text:tab/><text:tab/><text:tab/></text:span><text:span text:style-name="T20">insert() member</text:span></text:p>
      <text:p text:style-name="P1"><text:span text:style-name="T20"><text:tab/><text:tab/>function so mse::mstd::vector does also. Unfortunately there is no </text:span><text:span text:style-name="T21"><text:tab/><text:tab/><text:tab/></text:span><text:span text:style-name="T20">way to ensure</text:span></text:p>
      <text:p text:style-name="P22"><text:tab/><text:tab/>that the naked pointer parameters have valid values. */</text:p>
      <text:p text:style-name="P17"/>
      <text:p text:style-name="P1"><text:span text:style-name="T9"><text:tab/><text:tab/>mse::mstd::</text:span><text:span text:style-name="T19">vector</text:span><text:span text:style-name="T9">&lt;</text:span><text:span text:style-name="T8">double</text:span><text:span text:style-name="T9">&gt; v2 = { 1.0, 2.0, 3.0 };</text:span></text:p>
      <text:p text:style-name="P1"><text:span text:style-name="T9"><text:tab/><text:tab/>mse::mstd::</text:span><text:span text:style-name="T19">vector</text:span><text:span text:style-name="T9">&lt;</text:span><text:span text:style-name="T8">double</text:span><text:span text:style-name="T9">&gt; v3 = { 4.0, 5.0, 360 };</text:span></text:p>
      <text:p text:style-name="P1"><text:span text:style-name="T9"><text:tab/><text:tab/>mse::mstd::</text:span><text:span text:style-name="T19">vector</text:span><text:span text:style-name="T9">&lt;</text:span><text:span text:style-name="T8">double</text:span><text:span text:style-name="T9">&gt; v4;</text:span></text:p>
      <text:p text:style-name="P1"><text:span text:style-name="T9"><text:tab/><text:tab/></text:span><text:span text:style-name="T8">try</text:span><text:span text:style-name="T9"> {</text:span></text:p>
      <text:p text:style-name="P17"><text:tab/><text:tab/><text:tab/>v4.insert(v4.begin(), v2.begin(), v3.begin());</text:p>
      <text:p text:style-name="P17"><text:tab/><text:tab/>}</text:p>
      <text:p text:style-name="P1"><text:span text:style-name="T9"><text:tab/><text:tab/></text:span><text:span text:style-name="T8">catch</text:span><text:span text:style-name="T9"> (...) {</text:span></text:p>
      <text:p text:style-name="P1"><text:span text:style-name="T9"><text:tab/><text:tab/><text:tab/>std::cerr &lt;&lt; </text:span><text:span text:style-name="T18">"expected exception"</text:span><text:span text:style-name="T9">;</text:span></text:p>
      <text:p text:style-name="P1"><text:span text:style-name="T9"><text:tab/><text:tab/><text:tab/></text:span><text:span text:style-name="T20">/* The exception is triggered by a comparision of </text:span><text:span text:style-name="T21"><text:tab/><text:tab/><text:tab/><text:tab/><text:tab/></text:span><text:span text:style-name="T20">incompatible "safe" iterators. */</text:span></text:p>
      <text:p text:style-name="P17"><text:tab/><text:tab/>}</text:p>
      <text:p text:style-name="P17"><text:tab/>}</text:p>
      <text:p text:style-name="P18"/>
      <text:p text:style-name="P18">mse::mstd::vector iterators are also safe against reference of deallocated vectors. That is, kind of like java, <text:s/>deallocation of mse::mstd::vectors are intrinsically "managed" (delayed if necessary) so <text:soft-page-break/>that you can't accidentally end up in a situation where an iterator is pointing to an mse::mstd::vector that has already been deallocated/deleted/freed:</text:p>
      <text:p text:style-name="P18"/>
      <text:p text:style-name="P17"><text:tab/>{</text:p>
      <text:p text:style-name="P1"><text:span text:style-name="T9"><text:tab/><text:tab/></text:span><text:span text:style-name="T8">typedef</text:span><text:span text:style-name="T9"> mse::mstd::</text:span><text:span text:style-name="T19">vector</text:span><text:span text:style-name="T9">&lt;</text:span><text:span text:style-name="T8">int</text:span><text:span text:style-name="T9">&gt; </text:span><text:span text:style-name="T19">vint_type</text:span><text:span text:style-name="T9">;</text:span></text:p>
      <text:p text:style-name="P1"><text:span text:style-name="T9"><text:tab/><text:tab/>mse::mstd::</text:span><text:span text:style-name="T19">vector</text:span><text:span text:style-name="T9">&lt;</text:span><text:span text:style-name="T19">vint_type</text:span><text:span text:style-name="T9">&gt; vvi;</text:span></text:p>
      <text:p text:style-name="P17"><text:tab/><text:tab/>{</text:p>
      <text:p text:style-name="P1"><text:span text:style-name="T9"><text:tab/><text:tab/><text:tab/></text:span><text:span text:style-name="T19">vint_type</text:span><text:span text:style-name="T9"> vi;</text:span></text:p>
      <text:p text:style-name="P17"><text:tab/><text:tab/><text:tab/>vi.push_back(5);</text:p>
      <text:p text:style-name="P17"><text:tab/><text:tab/><text:tab/>vvi.push_back(vi);</text:p>
      <text:p text:style-name="P17"><text:tab/><text:tab/>}</text:p>
      <text:p text:style-name="P1"><text:span text:style-name="T9"><text:tab/><text:tab/></text:span><text:span text:style-name="T8">auto</text:span><text:span text:style-name="T9"> vi_it = vvi[0].begin();</text:span></text:p>
      <text:p text:style-name="P17"><text:tab/><text:tab/>vvi.clear();</text:p>
      <text:p text:style-name="P1"><text:span text:style-name="T9"><text:tab/><text:tab/></text:span><text:span text:style-name="T20">/* At this point, the vint_type object is cleared from vvi, but it </text:span><text:span text:style-name="T21"><text:tab/><text:tab/><text:tab/></text:span><text:span text:style-name="T20">has not been deallocated/destructed yet because it</text:span></text:p>
      <text:p text:style-name="P1"><text:span text:style-name="T20"><text:tab/><text:tab/>"knows" that there is an iterator, namely vi_it, that is still </text:span><text:span text:style-name="T21"><text:tab/><text:tab/><text:tab/></text:span><text:span text:style-name="T20">referencing it. At the moment, std::shared_ptrs are being</text:span></text:p>
      <text:p text:style-name="P22"><text:tab/><text:tab/>used to achieve this. */</text:p>
      <text:p text:style-name="P1"><text:span text:style-name="T9"><text:tab/><text:tab/></text:span><text:span text:style-name="T8">auto</text:span><text:span text:style-name="T9"> value = (*vi_it); </text:span><text:span text:style-name="T20">/* So this is actually ok. v</text:span><text:span text:style-name="T21">i</text:span><text:span text:style-name="T20">_it still points </text:span><text:span text:style-name="T21"><text:tab/><text:tab/></text:span><text:span text:style-name="T20">to a valid item. */</text:span></text:p>
      <text:p text:style-name="P1"><text:span text:style-name="T9"><text:tab/><text:tab/></text:span><text:span text:style-name="T22">assert</text:span><text:span text:style-name="T9">(5 == value);</text:span></text:p>
      <text:p text:style-name="P1"><text:span text:style-name="T9"><text:tab/><text:tab/></text:span><text:span text:style-name="T19">vint_type</text:span><text:span text:style-name="T9"> vi2;</text:span></text:p>
      <text:p text:style-name="P17"><text:tab/><text:tab/>vi_it = vi2.begin();</text:p>
      <text:p text:style-name="P1"><text:span text:style-name="T9"><text:tab/><text:tab/></text:span><text:span text:style-name="T20">/* The vint_type object that vi_it was originally pointing to is now </text:span><text:span text:style-name="T21"><text:tab/><text:tab/></text:span><text:span text:style-name="T20">deallocated/destructed, because vi_it no longer</text:span></text:p>
      <text:p text:style-name="P22"><text:tab/><text:tab/>references it. */</text:p>
      <text:p text:style-name="P17"><text:tab/>}</text:p>
      <text:p text:style-name="P18"/>
      <text:p text:style-name="P18">Arguably, it would be better to have the iterator throw an exception when trying to reference a container that has already been "deallocated/freed", rather than keep the container in memory and treat references to the container as valid. With this in mind, do not assume that such <text:soft-page-break/>references will continue to be treated as valid in future versions of the library.</text:p>
      <text:p text:style-name="P18"/>
      <text:p text:style-name="P18">mse::mstd::vector does have some overhead, so it's more appropriate for use in situations where safety and compatibility are prioritized over performance and memory efficiency.</text:p>
      <text:p text:style-name="P18">Note that at the moment, mse::mstd::vector supports a mix of the c++98 and c++11 standards. It does not quite support the entire c++11 standard yet. In practice, it shouldn't be a problem for the vast majority of cases.</text:p>
      <text:p text:style-name="P18"/>
      <text:p text:style-name="P18">Multi-modify vectors:</text:p>
      <text:p text:style-name="P18">Stl iterators were basically designed as thinly veiled pointers. As a result, vector iterators behave differently from, say, list iterators with respect to insertions and removals on the container. For example, let's say you have an iterator pointing to the fifth element of a container and you then remove the third element. If the container is a list, then the iterator remains valid and now points to the fourth element. However, if the container is a vector, the iterator becomes "invalid".</text:p>
      <text:p text:style-name="P18">In the case of insertion it's even worse. Upon any insertion, any vector iterator may become invalid "if a reallocation occurs". </text:p>
      <text:p text:style-name="P18">This makes vector iterators less useful (or more tedious), and (in our opinion) more error prone than list iterators. So the mestl library also provides a version of the vector class that supports an iterator that behaves like a list iterator. That is, an iterator that remains valid (and pointing to the same item) after a container modification, as long as the item it points to has not been removed. This also means that any reallocations are transparent to the user. This new version of the vector is "mse::msevector", and it's "list-style" iterator is "mse::msevector::ipointer" ("mse::msevector::cipointer" for the "const" version).</text:p>
      <text:p text:style-name="P18">mse::msevector also supports two other iterator types: "mse::msevector::iterator" for (high performance) compatibility with stl code, and "mse::msevector::ss_iterator_type" which is essentially just a "safe" version of mse::msevector::iterator.</text:p>
      <text:p text:style-name="P18"/>
      <text:p text:style-name="P17"><text:tab/>{</text:p>
      <text:p text:style-name="P1"><text:span text:style-name="T9"><text:tab/><text:tab/>mse::</text:span><text:span text:style-name="T19">msevector</text:span><text:span text:style-name="T9">&lt;</text:span><text:span text:style-name="T8">int</text:span><text:span text:style-name="T9">&gt; v = { 1, 2, 3, 4 };</text:span></text:p>
      <text:p text:style-name="P1"><text:span text:style-name="T9"><text:tab/><text:tab/>mse::</text:span><text:span text:style-name="T19">msevector</text:span><text:span text:style-name="T9">&lt;</text:span><text:span text:style-name="T8">int</text:span><text:span text:style-name="T9">&gt;::</text:span><text:span text:style-name="T19">ipointer</text:span><text:span text:style-name="T9"> ip_vit1(v);</text:span></text:p>
      <text:p text:style-name="P1"><text:span text:style-name="T9"><text:tab/><text:tab/></text:span><text:span text:style-name="T20">/*ip_vit1.set_to_beginning();*/</text:span><text:span text:style-name="T9"> </text:span><text:span text:style-name="T20">/* This would be redundant as </text:span><text:span text:style-name="T21"><text:tab/><text:tab/><text:tab/></text:span><text:span text:style-name="T20">ipointers are set to the beginning at initialization. */</text:span></text:p>
      <text:p text:style-name="P17"><text:soft-page-break/><text:tab/><text:tab/>ip_vit1.advance(2);</text:p>
      <text:p text:style-name="P1"><text:span text:style-name="T9"><text:tab/><text:tab/></text:span><text:span text:style-name="T22">assert</text:span><text:span text:style-name="T9">(3 == ip_vit1.item());</text:span></text:p>
      <text:p text:style-name="P1"><text:span text:style-name="T9"><text:tab/><text:tab/></text:span><text:span text:style-name="T8">auto</text:span><text:span text:style-name="T9"> ip_vit2 = v.ibegin(); </text:span><text:span text:style-name="T20">/* ibegin() returns an ipointer */</text:span></text:p>
      <text:p text:style-name="P1"><text:span text:style-name="T9"><text:tab/><text:tab/>v.erase(ip_vit2); </text:span><text:span text:style-name="T20">/* remove the first item */</text:span></text:p>
      <text:p text:style-name="P1"><text:span text:style-name="T9"><text:tab/><text:tab/></text:span><text:span text:style-name="T22">assert</text:span><text:span text:style-name="T9">(3 == ip_vit1.item());</text:span></text:p>
      <text:p text:style-name="P17"><text:tab/><text:tab/>ip_vit1.set_to_previous();</text:p>
      <text:p text:style-name="P1"><text:span text:style-name="T9"><text:tab/><text:tab/></text:span><text:span text:style-name="T22">assert</text:span><text:span text:style-name="T9">(2 == ip_vit1.item());</text:span></text:p>
      <text:p text:style-name="P17"><text:tab/>}</text:p>
      <text:p text:style-name="P18"/>
      <text:p text:style-name="P18">mse::msevectors are slightly less safe than mse::mstd::vectors in that mse::msevector iterators are not safe with respect to reference of deallocated vectors (i.e. java-style delay of object destruction). In exchange however, mse::msevectors have less overhead and should be a little bit faster. If you're looking to improve safety with very little compromise with respect to compatibility and not too much compromise with respect to performance, mse::msevectors may be the way to go.</text:p>
      <text:p text:style-name="P18"/>
      <text:p text:style-name="P18">The mestl library provides a third version of the vector class, mse::ivector, which is very safe, like mse::mstd::vector, but only supports the mse::ivector::ipointer "list-style" iterators. mse::ivector is more appropriate for situations where safety is a priority and you feel (as we do) that stl vector iterators are intrinsically problematic. mse::ivector::ipointers can still be used with stl algorithms (like std::sort).</text:p>
      <text:p text:style-name="P18"/>
      <text:p text:style-name="P18">Safer c++:</text:p>
      <text:p text:style-name="P18">The msetl was created to support a new style/convention of c++ programming that attempts to approach a "java like" level of safety.</text:p>
      <text:p text:style-name="P18">Some potential dangers in c++:</text:p>
      <text:p text:style-name="P18">- native (aka "naked") pointers in general, including native arrays and function pointers</text:p>
      <text:p text:style-name="P18">- references to deallocated variables/objects</text:p>
      <text:p text:style-name="P18">- uninitialized variables/objects</text:p>
      <text:p text:style-name="P18">- std::unique_ptr doesn't check dereferences</text:p>
      <text:p text:style-name="P18"><text:soft-page-break/>- std::shared_ptr used on something other than a newly allocated pointer</text:p>
      <text:p text:style-name="P18">- unsafe stl in general</text:p>
      <text:p text:style-name="P18">- non-virtual destructors</text:p>
      <text:p text:style-name="P18">- reinterpret casts (and unions)</text:p>
      <text:p text:style-name="P18"/>
      <text:p text:style-name="P18">We are not going to fully define a "Safer c++" programming convention here, but considering the above list, some of the rules of a "Safer c++" programming convention might be:</text:p>
      <text:p text:style-name="P1"><text:span text:style-name="T10">i) A prohibition on the use of native pointers in general, including native arrays and function pointers. Smart pointers like std::shared_ptr </text:span><text:span text:style-name="T11">or mse::TRegisteredPointer</text:span><text:span text:style-name="T10"> can be used instead.</text:span></text:p>
      <text:p text:style-name="P18">ii) A prohibition on the use of types that do not have a default initialization value. The msetl library provides substitutes for common primitive types.</text:p>
      <text:p text:style-name="P18">iii) A prohibition on the use of reinterpret casts (and unions).</text:p>
      <text:p text:style-name="P3"><text:span text:style-name="T10">iv) A prohibition on the use of std::unique_ptr. </text:span><text:span text:style-name="T11">mse::T</text:span><text:span text:style-name="T13">R</text:span><text:span text:style-name="T11">egisteredPointer </text:span><text:span text:style-name="T12">can be used instead</text:span><text:span text:style-name="T10">.</text:span></text:p>
      <text:p text:style-name="P18">v) A prohibition on declarations of std::shared_ptr that are not in the form of "std::shared_ptr&lt;&gt; x = std::make_shared&lt;&gt;(...);"</text:p>
      <text:p text:style-name="P18"/>
      <text:p text:style-name="P18">The stl issue should be solved by future development of "safe" implementations of the stl. Visual Studio already supports "checked iterators". </text:p>
      <text:p text:style-name="P27"><text:span text:style-name="T17">c</text:span><text:span text:style-name="T10">++ references are potentially as dangerous as pointers when applied to dynamically allocated objects. </text:span><text:span text:style-name="T16">Currently </text:span><text:span text:style-name="T15">mse::TRegisteredFixedPointer is provided as a functional safe replacement for </text:span><text:span text:style-name="T17">c</text:span><text:span text:style-name="T15">++ references. Unfortunately this requires switching from value semantics to pointer semantics. This is at worst a psychological drawback, not a functional one, but still we look forward to </text:span><text:span text:style-name="T17">c</text:span><text:span text:style-name="T15">++17 </text:span><text:span text:style-name="T16">when overloadable “dot operators” will allow us to implement a safe replacement for </text:span><text:span text:style-name="T17">c</text:span><text:span text:style-name="T16">++ references that retains value semantics.</text:span></text:p>
      <text:p text:style-name="P26"/>
      <text:p text:style-name="P18">Why not just use java?:</text:p>
      <text:p text:style-name="P18">Java is probably a good option in most cases. It might be considered to have a couple of potential drawbacks though:</text:p>
      <text:p text:style-name="P18">i) Reliance on garbage collection:</text:p>
      <text:p text:style-name="P18"><text:tab/>a) Maximum memory use is not deterministic (or deterministically bounded).</text:p>
      <text:p text:style-name="P18"><text:soft-page-break/><text:tab/>b) Potential gc "clean up pauses" are not compatible with some real time </text:p>
      <text:p text:style-name="P18"><text:tab/><text:tab/>applications.</text:p>
      <text:p text:style-name="P18"><text:tab/>c) Non-deterministic destructors. This means that raii programming is not supported.</text:p>
      <text:p text:style-name="P18"><text:tab/><text:tab/>The raii paradigm is arguably very useful in reducing many "higher level"</text:p>
      <text:p text:style-name="P18"><text:tab/><text:tab/>programming errors.</text:p>
      <text:p text:style-name="P18">ii) Reliance on the jvm/jre:</text:p>
      <text:p text:style-name="P18"><text:tab/>a) The jvm/jre require resources (memory) at runtime.</text:p>
      <text:p text:style-name="P18"><text:tab/>b) There could be (and have been) security bugs in popular implementations of the</text:p>
      <text:p text:style-name="P18"><text:tab/><text:tab/> jvm/jre.</text:p>
      <text:p text:style-name="P1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9T07:02:04.442000000</dc:date>
    <meta:editing-duration>PT9H25M7S</meta:editing-duration>
    <meta:editing-cycles>39</meta:editing-cycles>
    <meta:generator>LibreOffice/5.0.4.2$Windows_x86 LibreOffice_project/2b9802c1994aa0b7dc6079e128979269cf95bc78</meta:generator>
    <meta:document-statistic meta:table-count="0" meta:image-count="0" meta:object-count="0" meta:page-count="8" meta:paragraph-count="119" meta:word-count="1988" meta:character-count="13149" meta:non-whitespace-character-count="11126"/>
  </office:meta>
</office:document-meta>
</file>